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1.A" style:family="table-column">
      <style:table-column-properties style:column-width="52.72mm"/>
    </style:style>
    <style:style style:name="Table41.B" style:family="table-column">
      <style:table-column-properties style:column-width="109.94mm"/>
    </style:style>
    <style:style style:name="Table41.C" style:family="table-column">
      <style:table-column-properties style:column-width="7.25mm"/>
    </style:style>
    <style:style style:name="Table41.A1" style:family="table-cell">
      <style:table-cell-properties fo:background-color="#ffcc00" fo:padding="0.97mm" fo:border="none">
        <style:background-image/>
      </style:table-cell-properties>
    </style:style>
    <style:style style:name="Table41.A2" style:family="table-cell">
      <style:table-cell-properties fo:background-color="transparent" fo:padding="0.97mm" fo:border="none">
        <style:background-image/>
      </style:table-cell-properties>
    </style:style>
    <style:style style:name="Table41.A3" style:family="table-cell">
      <style:table-cell-properties fo:background-color="#e6e6ff" fo:padding="0.97mm" fo:border="none">
        <style:background-image/>
      </style:table-cell-properties>
    </style:style>
    <style:style style:name="Table41.A4" style:family="table-cell">
      <style:table-cell-properties fo:padding="0.97mm" fo:border="none"/>
    </style:style>
    <style:style style:name="Table41.7" style:family="table-row">
      <style:table-row-properties fo:background-color="transparent" style:keep-together="true" fo:keep-together="auto">
        <style:background-image/>
      </style:table-row-properties>
    </style:style>
    <style:style style:name="Table41.A7" style:family="table-cell">
      <style:table-cell-properties style:vertical-align="" fo:background-color="#e6e6ff" fo:padding="0.97mm" fo:border="none" style:writing-mode="page">
        <style:background-image/>
      </style:table-cell-properties>
    </style:style>
    <style:style style:name="Table41.13" style:family="table-row">
      <style:table-row-properties style:min-row-height="9.9mm" fo:background-color="transparent" style:keep-together="true" fo:keep-together="auto">
        <style:background-image/>
      </style:table-row-properties>
    </style:style>
    <style:style style:name="Table41.A14" style:family="table-cell">
      <style:table-cell-properties style:vertical-align="" fo:background-color="transparent" fo:padding="0.97mm" fo:border="none" style:writing-mode="page">
        <style:background-image/>
      </style:table-cell-properties>
    </style:style>
    <style:style style:name="Table42" style:family="table">
      <style:table-properties style:width="169.53mm" fo:margin-left="0.39mm" fo:margin-right="0.09mm" fo:break-before="auto" fo:break-after="auto" table:align="margins" fo:background-color="transparent" fo:keep-with-next="auto" style:may-break-between-rows="true" style:writing-mode="page">
        <style:background-image/>
      </style:table-properties>
    </style:style>
    <style:style style:name="Table42.A" style:family="table-column">
      <style:table-column-properties style:column-width="52.33mm" style:rel-column-width="20231*"/>
    </style:style>
    <style:style style:name="Table42.B" style:family="table-column">
      <style:table-column-properties style:column-width="109.94mm" style:rel-column-width="42501*"/>
    </style:style>
    <style:style style:name="Table42.C" style:family="table-column">
      <style:table-column-properties style:column-width="7.25mm" style:rel-column-width="2803*"/>
    </style:style>
    <style:style style:name="Table42.1" style:family="table-row">
      <style:table-row-properties fo:background-color="transparent" style:keep-together="true" fo:keep-together="auto">
        <style:background-image/>
      </style:table-row-properties>
    </style:style>
    <style:style style:name="Table42.A1" style:family="table-cell">
      <style:table-cell-properties style:vertical-align="" fo:background-color="#ffcc00" fo:padding="0.97mm" fo:border="none" style:writing-mode="page">
        <style:background-image/>
      </style:table-cell-properties>
    </style:style>
    <style:style style:name="Table42.A2" style:family="table-cell">
      <style:table-cell-properties fo:background-color="transparent" fo:padding="0.97mm" fo:border="none">
        <style:background-image/>
      </style:table-cell-properties>
    </style:style>
    <style:style style:name="Table42.A4" style:family="table-cell">
      <style:table-cell-properties style:vertical-align="" fo:background-color="#e6e6ff" fo:padding="0.97mm" fo:border="none" style:writing-mode="page">
        <style:background-image/>
      </style:table-cell-properties>
    </style:style>
    <style:style style:name="Table42.A9" style:family="table-cell">
      <style:table-cell-properties style:vertical-align="" fo:background-color="transparent" fo:padding="0.97mm" fo:border="none" style:writing-mode="page">
        <style:background-image/>
      </style:table-cell-properties>
    </style:style>
    <style:style style:name="Table42.C9" style:family="table-cell" style:data-style-name="N0">
      <style:table-cell-properties style:vertical-align="" fo:background-color="transparent"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52.72mm"/>
    </style:style>
    <style:style style:name="Table43.B" style:family="table-column">
      <style:table-column-properties style:column-width="109.94mm"/>
    </style:style>
    <style:style style:name="Table43.C" style:family="table-column">
      <style:table-column-properties style:column-width="7.25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4" style:family="table-cell">
      <style:table-cell-properties fo:background-color="#e6e6ff" fo:padding="0.97mm" fo:border="none">
        <style:background-image/>
      </style:table-cell-properties>
    </style:style>
    <style:style style:name="Table43.A7" style:family="table-cell">
      <style:table-cell-properties style:vertical-align="" fo:background-color="#e6e6ff" fo:padding="0.97mm" fo:border="none" style:writing-mode="page">
        <style:background-image/>
      </style:table-cell-properties>
    </style:style>
    <style:style style:name="Table43.C19" style:family="table-cell" style:data-style-name="N0">
      <style:table-cell-properties fo:background-color="#e6e6ff" fo:padding="0.97mm" fo:border="none">
        <style:background-image/>
      </style:table-cell-properties>
    </style:style>
    <style:style style:name="Table43.A26" style:family="table-cell">
      <style:table-cell-properties style:vertical-align="" fo:background-color="transparent" fo:padding="0.97mm" fo:border="none" style:writing-mode="page">
        <style:background-image/>
      </style:table-cell-properties>
    </style:style>
    <style:style style:name="Table44" style:family="table">
      <style:table-properties style:width="169.92mm" table:align="left"/>
    </style:style>
    <style:style style:name="Table44.A" style:family="table-column">
      <style:table-column-properties style:column-width="52.72mm"/>
    </style:style>
    <style:style style:name="Table44.B" style:family="table-column">
      <style:table-column-properties style:column-width="109.94mm"/>
    </style:style>
    <style:style style:name="Table44.C" style:family="table-column">
      <style:table-column-properties style:column-width="7.25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Table45" style:family="table">
      <style:table-properties style:width="169.74mm" fo:margin-left="0.18mm" fo:margin-right="0.09mm" fo:break-before="auto" fo:break-after="auto" table:align="margins" fo:background-color="transparent" fo:keep-with-next="auto" style:may-break-between-rows="true" style:writing-mode="page">
        <style:background-image/>
      </style:table-properties>
    </style:style>
    <style:style style:name="Table45.A" style:family="table-column">
      <style:table-column-properties style:column-width="52.72mm" style:rel-column-width="20355*"/>
    </style:style>
    <style:style style:name="Table45.B" style:family="table-column">
      <style:table-column-properties style:column-width="109.93mm" style:rel-column-width="42441*"/>
    </style:style>
    <style:style style:name="Table45.C" style:family="table-column">
      <style:table-column-properties style:column-width="7.09mm" style:rel-column-width="2739*"/>
    </style:style>
    <style:style style:name="Table45.1" style:family="table-row">
      <style:table-row-properties fo:background-color="transparent" style:keep-together="true" fo:keep-together="auto">
        <style:background-image/>
      </style:table-row-properties>
    </style:style>
    <style:style style:name="Table45.A1" style:family="table-cell">
      <style:table-cell-properties style:vertical-align="" fo:background-color="#ffcc00" fo:padding="0.97mm" fo:border="none" style:writing-mode="page">
        <style:background-image/>
      </style:table-cell-properties>
    </style:style>
    <style:style style:name="Table45.A2" style:family="table-cell">
      <style:table-cell-properties fo:background-color="transparent" fo:padding="0.97mm" fo:border="none">
        <style:background-image/>
      </style:table-cell-properties>
    </style:style>
    <style:style style:name="Table45.A3" style:family="table-cell">
      <style:table-cell-properties style:vertical-align="" fo:background-color="#e6e6ff" fo:padding="0.97mm" fo:border="none" style:writing-mode="page">
        <style:background-image/>
      </style:table-cell-properties>
    </style:style>
    <style:style style:name="Table123" style:family="table">
      <style:table-properties style:width="169.92mm" table:align="left"/>
    </style:style>
    <style:style style:name="Table123.A" style:family="table-column">
      <style:table-column-properties style:column-width="52.92mm"/>
    </style:style>
    <style:style style:name="Table123.B" style:family="table-column">
      <style:table-column-properties style:column-width="109.75mm"/>
    </style:style>
    <style:style style:name="Table123.C" style:family="table-column">
      <style:table-column-properties style:column-width="7.25mm"/>
    </style:style>
    <style:style style:name="Table123.A1" style:family="table-cell">
      <style:table-cell-properties fo:background-color="#ffcc00" fo:padding="0.97mm" fo:border="none">
        <style:background-image/>
      </style:table-cell-properties>
    </style:style>
    <style:style style:name="Table123.A2" style:family="table-cell">
      <style:table-cell-properties fo:background-color="transparent" fo:padding="0.97mm" fo:border="none">
        <style:background-image/>
      </style:table-cell-properties>
    </style:style>
    <style:style style:name="Table124" style:family="table">
      <style:table-properties style:width="169.92mm" table:align="left"/>
    </style:style>
    <style:style style:name="Table124.A" style:family="table-column">
      <style:table-column-properties style:column-width="52.92mm"/>
    </style:style>
    <style:style style:name="Table124.B" style:family="table-column">
      <style:table-column-properties style:column-width="109.75mm"/>
    </style:style>
    <style:style style:name="Table124.C" style:family="table-column">
      <style:table-column-properties style:column-width="7.25mm"/>
    </style:style>
    <style:style style:name="Table124.A1" style:family="table-cell">
      <style:table-cell-properties fo:background-color="#ffcc00" fo:padding="0.97mm" fo:border="none">
        <style:background-image/>
      </style:table-cell-properties>
    </style:style>
    <style:style style:name="Table124.A2" style:family="table-cell">
      <style:table-cell-properties fo:background-color="transparent" fo:padding="0.97mm" fo:border="none">
        <style:background-image/>
      </style:table-cell-properties>
    </style:style>
    <style:style style:name="Table146" style:family="table">
      <style:table-properties style:width="169.92mm" table:align="left"/>
    </style:style>
    <style:style style:name="Table146.A" style:family="table-column">
      <style:table-column-properties style:column-width="52.92mm"/>
    </style:style>
    <style:style style:name="Table146.B" style:family="table-column">
      <style:table-column-properties style:column-width="109.75mm"/>
    </style:style>
    <style:style style:name="Table146.C" style:family="table-column">
      <style:table-column-properties style:column-width="7.25mm"/>
    </style:style>
    <style:style style:name="Table146.A1" style:family="table-cell">
      <style:table-cell-properties fo:background-color="#ffcc00" fo:padding="0.97mm" fo:border="none">
        <style:background-image/>
      </style:table-cell-properties>
    </style:style>
    <style:style style:name="Table146.A2" style:family="table-cell">
      <style:table-cell-properties fo:background-color="transparent"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ccff00"/>
    </style:style>
    <style:style style:name="P4" style:family="paragraph" style:parent-style-name="Standard">
      <style:paragraph-properties fo:text-align="center" style:justify-single-word="false"/>
      <style:text-properties fo:language="en" fo:country="US" fo:background-color="#ccff00"/>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fo:background-color="transparent"/>
    </style:style>
    <style:style style:name="P7" style:family="paragraph" style:parent-style-name="Standard">
      <style:paragraph-properties fo:text-align="center" style:justify-single-word="false"/>
    </style:style>
    <style:style style:name="P8" style:family="paragraph" style:parent-style-name="Standard">
      <style:text-properties fo:background-color="transparent"/>
    </style:style>
    <style:style style:name="P9" style:family="paragraph" style:parent-style-name="Standard">
      <style:text-properties fo:background-color="#ffff00"/>
    </style:style>
    <style:style style:name="P10" style:family="paragraph" style:parent-style-name="Standard">
      <style:text-properties fo:background-color="#ccff00"/>
    </style:style>
    <style:style style:name="P11" style:family="paragraph" style:parent-style-name="Standard">
      <style:paragraph-properties fo:text-align="center" style:justify-single-word="false"/>
      <style:text-properties fo:background-color="#ccff00"/>
    </style:style>
    <style:style style:name="P12" style:family="paragraph" style:parent-style-name="Standard" style:master-page-name="">
      <style:paragraph-properties style:page-number="auto" fo:break-before="auto" fo:break-after="auto"/>
    </style:style>
    <style:style style:name="P13" style:family="paragraph" style:parent-style-name="Standard">
      <style:paragraph-properties fo:background-color="transparent">
        <style:background-image/>
      </style:paragraph-properties>
      <style:text-properties fo:language="en" fo:country="US" fo:background-color="#ccff00"/>
    </style:style>
    <style:style style:name="P14" style:family="paragraph" style:parent-style-name="Standard">
      <style:paragraph-properties fo:text-align="center" style:justify-single-word="false" fo:background-color="transparent">
        <style:background-image/>
      </style:paragraph-properties>
      <style:text-properties fo:language="en" fo:country="US" fo:background-color="#ccff00"/>
    </style:style>
    <style:style style:name="P15" style:family="paragraph" style:parent-style-name="cmd_5f_code">
      <style:paragraph-properties fo:background-color="transparent">
        <style:background-image/>
      </style:paragraph-properties>
      <style:text-properties fo:background-color="#ccff00"/>
    </style:style>
    <style:style style:name="P16" style:family="paragraph" style:parent-style-name="cmd_5f_code">
      <style:text-properties fo:background-color="#ccff00"/>
    </style:style>
    <style:style style:name="P17" style:family="paragraph" style:parent-style-name="cmd_5f_code">
      <style:text-properties fo:background-color="transparent"/>
    </style:style>
    <style:style style:name="P18" style:family="paragraph" style:parent-style-name="cmd_5f_code_5f_single">
      <style:text-properties fo:background-color="#ccff00"/>
    </style:style>
    <style:style style:name="P19" style:family="paragraph" style:parent-style-name="cmd_5f_code_5f_single">
      <style:text-properties fo:background-color="transparent"/>
    </style:style>
    <style:style style:name="P20" style:family="paragraph" style:parent-style-name="Standard" style:master-page-name="First_20_Page">
      <style:paragraph-properties style:page-number="auto"/>
      <style:text-properties fo:color="#ff3333" fo:font-style="italic" fo:font-weight="bold" style:font-style-asian="italic" style:font-weight-asian="bold" style:font-style-complex="italic" style:font-weight-complex="bold"/>
    </style:style>
    <style:style style:name="P21" style:family="paragraph" style:parent-style-name="Standard">
      <style:text-properties fo:language="en" fo:country="US" fo:font-style="normal" fo:background-color="transparent" style:font-style-asian="normal" style:font-style-complex="normal"/>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fo:background-color="transparent"/>
    </style:style>
    <style:style style:name="T5" style:family="text">
      <style:text-properties fo:font-style="normal" fo:background-color="transparent" style:font-style-asian="normal" style:font-style-complex="normal"/>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0">Work in progress</text:p>
      <text:list xml:id="list2528099243076262692" text:style-name="Outline">
        <text:list-item>
          <text:h text:style-name="Heading_20_1" text:outline-level="1"><text:bookmark-start text:name="__RefHeading__5776_1776152697"/>Error messages<text:bookmark-end text:name="__RefHeading__5776_1776152697"/></text:h>
        </text:list-item>
      </text:list>
      <text:p text:style-name="P8">The system-defined error/event numbers are chosen on an enumerated (<text:span text:style-name="T3">“</text:span>1 of N<text:span text:style-name="T3">”</text:span>) basis. The SCPI-defined error/event numbers and the &lt;error/event_description&gt; portions of the full queue item are listed here. The first error/event described in each class (for example, -100, -200, -300, -400) is a <text:span text:style-name="T3">“</text:span>generic<text:span text:style-name="T3">”</text:span> error.</text:p>
      <text:list xml:id="list1475006592"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1" table:style-name="Table41">
        <table:table-column table:style-name="Table41.A"/>
        <table:table-column table:style-name="Table41.B"/>
        <table:table-column table:style-name="Table41.C"/>
        <table:table-row>
          <table:table-cell table:style-name="Table41.A1" office:value-type="string">
            <text:p text:style-name="table_5f_header">Return string</text:p>
          </table:table-cell>
          <table:table-cell table:style-name="Table41.A1" office:value-type="string">
            <text:p text:style-name="table_5f_header">Description</text:p>
          </table:table-cell>
          <table:table-cell table:style-name="Table41.A1" office:value-type="string">
            <text:p text:style-name="table_5f_header">M</text:p>
          </table:table-cell>
        </table:table-row>
        <table:table-row>
          <table:table-cell table:style-name="Table41.A2" office:value-type="string">
            <text:p text:style-name="cmd_5f_code">0, <text:span text:style-name="T2">"</text:span>No error<text:span text:style-name="T2">"</text:span></text:p>
          </table:table-cell>
          <table:table-cell table:style-name="Table41.A2" office:value-type="string">
            <text:p text:style-name="Standard">The queue is completely empty. Every error/event in the queue has been read or the queue was purposely cleared by power-on, *CLS, etc.</text:p>
          </table:table-cell>
          <table:table-cell table:style-name="Table41.A2" office:value-type="string">
            <text:p text:style-name="P2">1</text:p>
          </table:table-cell>
        </table:table-row>
        <table:table-row>
          <table:table-cell table:style-name="Table41.A3" office:value-type="string">
            <text:p text:style-name="P16"><office:annotation><dc:creator>Denis Kotlar</dc:creator><dc:date>2015-12-07T10:36:44</dc:date><text:p text:style-name="P22"><text:span text:style-name="T6">Sve zeleno markirane greške idu vani iz M1</text:span></text:p></office:annotation>−100, <text:span text:style-name="T2">"</text:span>Command error<text:span text:style-name="T2">"</text:span></text:p>
          </table:table-cell>
          <table:table-cell table:style-name="Table41.A3" office:value-type="string">
            <text:p text:style-name="P3">Generic syntax error.</text:p>
          </table:table-cell>
          <table:table-cell table:style-name="Table41.A3" office:value-type="string">
            <text:p text:style-name="P4">1</text:p>
          </table:table-cell>
        </table:table-row>
        <table:table-row>
          <table:table-cell table:style-name="Table41.A4" office:value-type="string">
            <text:p text:style-name="cmd_5f_code"><office:annotation><dc:creator>Denis Kotlar</dc:creator><dc:date>2015-12-07T10:34:53</dc:date><text:p text:style-name="P22"><text:span text:style-name="T6">npr. cur 1 vraća ovu grešku. Zar to ne bi trebao biti -113, Undefined header ?</text:span></text:p></office:annotation>-101, <text:span text:style-name="T2">"</text:span>Invalid character<text:span text:style-name="T2">"</text:span> </text:p>
          </table:table-cell>
          <table:table-cell table:style-name="Table41.A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cell table:style-name="Table41.A4" office:value-type="string">
            <text:p text:style-name="P2">1</text:p>
          </table:table-cell>
        </table:table-row>
        <table:table-row>
          <table:table-cell table:style-name="Table41.A3" office:value-type="string">
            <text:p text:style-name="cmd_5f_code"><office:annotation><dc:creator>Denis Kotlar</dc:creator><dc:date>2015-12-07T10:29:08</dc:date><text:p text:style-name="P22"><text:span text:style-name="T8">nije podržana, navedeni primjer ne radi</text:span></text:p></office:annotation>-102, <text:span text:style-name="T2">"</text:span>Syntax error<text:span text:style-name="T2">"</text:span></text:p>
          </table:table-cell>
          <table:table-cell table:style-name="Table41.A3" office:value-type="string">
            <text:p text:style-name="P1">Invalid syntax was found in the command string. You may have inserted a blank space before or after a colon in the command header, or before a comma. </text:p>
            <text:p text:style-name="P1">Example: </text:p>
            <text:p text:style-name="cmd_5f_code_5f_single">VOLT:LEV, 1</text:p>
          </table:table-cell>
          <table:table-cell table:style-name="Table41.A3" office:value-type="string">
            <text:p text:style-name="P2">1</text:p>
          </table:table-cell>
        </table:table-row>
        <table:table-row>
          <table:table-cell table:style-name="Table41.A4" office:value-type="string">
            <text:p text:style-name="cmd_5f_code"><office:annotation><dc:creator>Denis Kotlar</dc:creator><dc:date>2015-12-07T10:30:40</dc:date><text:p text:style-name="P22"><text:span text:style-name="T6">ne znam kako generirati ovu grešku</text:span></text:p></office:annotation>-103, Invalid separator </text:p>
          </table:table-cell>
          <table:table-cell table:style-name="Table41.A4"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cell table:style-name="Table41.A4" office:value-type="string">
            <text:p text:style-name="P2">1</text:p>
          </table:table-cell>
        </table:table-row>
        <table:table-row table:style-name="Table41.7">
          <table:table-cell table:style-name="Table41.A7" office:value-type="string">
            <text:p text:style-name="cmd_5f_code">-104, <text:span text:style-name="T2">"</text:span>Data type error<text:span text:style-name="T2">"</text:span></text:p>
          </table:table-cell>
          <table:table-cell table:style-name="Table41.A7"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cell table:style-name="Table41.A7" office:value-type="string">
            <text:p text:style-name="P2">1</text:p>
          </table:table-cell>
        </table:table-row>
        <table:table-row>
          <table:table-cell table:style-name="Table41.A4" office:value-type="string">
            <text:p text:style-name="P16">-105, <text:span text:style-name="T2">"</text:span>GET not allowed<text:span text:style-name="T2">"</text:span> </text:p>
          </table:table-cell>
          <table:table-cell table:style-name="Table41.A4" office:value-type="string">
            <text:p text:style-name="P3">A Group Execute Trigger (GET) is not allowed within a command string. </text:p>
          </table:table-cell>
          <table:table-cell table:style-name="Table41.A4" office:value-type="string">
            <text:p text:style-name="P4">3</text:p>
          </table:table-cell>
        </table:table-row>
        <table:table-row table:style-name="Table41.7">
          <table:table-cell table:style-name="Table41.A7" office:value-type="string">
            <text:p text:style-name="cmd_5f_code"><office:annotation><dc:creator>Denis Kotlar</dc:creator><dc:date>2015-12-07T10:36:05</dc:date><text:p text:style-name="P22"><text:span text:style-name="T6">Navedeni primjer vraća -101</text:span></text:p><text:p text:style-name="P22"><text:span text:style-name="T6">Generira je npr. inst ch2, ch3</text:span></text:p></office:annotation>-108, <text:span text:style-name="T2">"</text:span>Parameter not allowed<text:span text:style-name="T2">"</text:span> </text:p>
          </table:table-cell>
          <table:table-cell table:style-name="Table4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APPL? 10</text:p>
          </table:table-cell>
          <table:table-cell table:style-name="Table41.A7" office:value-type="string">
            <text:p text:style-name="P2">1</text:p>
          </table:table-cell>
        </table:table-row>
        <table:table-row>
          <table:table-cell table:style-name="Table41.A4" office:value-type="string">
            <text:p text:style-name="cmd_5f_code"><office:annotation><dc:creator>Denis Kotlar</dc:creator><dc:date>2015-12-07T10:32:53</dc:date><text:p text:style-name="P22"><text:span text:style-name="T6">nije podržana, navedeni primjer ne radi</text:span></text:p></office:annotation>-109, <text:span text:style-name="T2">"</text:span>Missing parameter<text:span text:style-name="T2">"</text:span> </text:p>
          </table:table-cell>
          <table:table-cell table:style-name="Table41.A4"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cell table:style-name="Table41.A4" office:value-type="string">
            <text:p text:style-name="P2">1</text:p>
          </table:table-cell>
        </table:table-row>
        <text:soft-page-break/>
        <table:table-row table:style-name="Table41.7">
          <table:table-cell table:style-name="Table41.A7" office:value-type="string">
            <text:p text:style-name="P16">-112, <text:span text:style-name="T2">"</text:span>Program mnemonic too long<text:span text:style-name="T2">"</text:span> </text:p>
          </table:table-cell>
          <table:table-cell table:style-name="Table41.A7" office:value-type="string">
            <text:p text:style-name="P3">A command header was received which contained more than the maximum 12 characters allowed.</text:p>
          </table:table-cell>
          <table:table-cell table:style-name="Table41.A7" office:value-type="string">
            <text:p text:style-name="P4">1</text:p>
          </table:table-cell>
        </table:table-row>
        <table:table-row>
          <table:table-cell table:style-name="Table41.A4" office:value-type="string">
            <text:p text:style-name="cmd_5f_code"><office:annotation><dc:creator>Denis Kotlar</dc:creator><dc:date>2015-12-07T10:45:24</dc:date><text:p text:style-name="P22"><text:span text:style-name="T6">Npr. appl ch1, 22 javlja ovu grešku što nije točno! ovdje nedostaje jedan parametar pa bi to prije bilo -109</text:span></text:p><text:p text:style-name="P22"><text:span text:style-name="T6"/></text:p><text:p text:style-name="P22"><text:span text:style-name="T6"/></text:p></office:annotation>-113, <text:span text:style-name="T2">"</text:span>Undefined header<text:span text:style-name="T2">"</text:span></text:p>
          </table:table-cell>
          <table:table-cell table:style-name="Table41.A4"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TRIGG:DEL 3</text:p>
          </table:table-cell>
          <table:table-cell table:style-name="Table41.A4" office:value-type="string">
            <text:p text:style-name="P2">1</text:p>
          </table:table-cell>
        </table:table-row>
        <table:table-row table:style-name="Table41.13">
          <table:table-cell table:style-name="Table41.A7" office:value-type="string">
            <text:p text:style-name="cmd_5f_code"><office:annotation><dc:creator>Denis Kotlar</dc:creator><dc:date>2015-12-07T10:37:37</dc:date><text:p text:style-name="P22"><text:span text:style-name="T6">Ne radi, navedeni primjer ne javlja grešku!</text:span></text:p><text:p text:style-name="P22"><text:span text:style-name="T6"/></text:p></office:annotation>-114, <text:span text:style-name="T2">"</text:span>Header suffix out of range<text:span text:style-name="T2">"</text:span></text:p>
          </table:table-cell>
          <table:table-cell table:style-name="Table41.A7" office:value-type="string">
            <text:p text:style-name="P1">The numeric suffix attached to a command header is not one of the allowable values.</text:p>
            <text:p text:style-name="P1">Example: </text:p>
            <text:p text:style-name="cmd_5f_code_5f_single">STAT:QUES:INST:ISUM3?</text:p>
          </table:table-cell>
          <table:table-cell table:style-name="Table41.A7" office:value-type="string">
            <text:p text:style-name="P2">2</text:p>
          </table:table-cell>
        </table:table-row>
        <table:table-row table:style-name="Table41.13">
          <table:table-cell table:style-name="Table41.A14" office:value-type="string">
            <text:p text:style-name="P15">-115, <text:span text:style-name="T2">"</text:span>Unexpected number of parameters<text:span text:style-name="T2">"</text:span></text:p>
          </table:table-cell>
          <table:table-cell table:style-name="Table41.A14" office:value-type="string">
            <text:p text:style-name="P13">The number of parameters received does not correspond to the number of parameters expected. This is typically due an inconsistency with the number of instruments in the selected group (see section on INSTrument:DEFine:GROup).</text:p>
          </table:table-cell>
          <table:table-cell table:style-name="Table41.A14" office:value-type="string">
            <text:p text:style-name="P14">?</text:p>
          </table:table-cell>
        </table:table-row>
        <table:table-row>
          <table:table-cell table:style-name="Table41.A3" office:value-type="string">
            <text:p text:style-name="P16">-120, <text:span text:style-name="T2">"</text:span>Numeric data error<text:span text:style-name="T2">"</text:span></text:p>
          </table:table-cell>
          <table:table-cell table:style-name="Table41.A3" office:value-type="string">
            <text:p text:style-name="P3">An invalid number was specified for a numeric parameter.</text:p>
            <text:p text:style-name="P3">Example: </text:p>
            <text:p text:style-name="P18">APPL 1.0E+320000</text:p>
          </table:table-cell>
          <table:table-cell table:style-name="Table41.A3" office:value-type="string">
            <text:p text:style-name="P4">2</text:p>
          </table:table-cell>
        </table:table-row>
        <table:table-row table:style-name="Table41.7">
          <table:table-cell table:style-name="Table41.A14" office:value-type="string">
            <text:p text:style-name="cmd_5f_code"><office:annotation><dc:creator>Denis Kotlar</dc:creator><dc:date>2015-12-07T10:47:51</dc:date><text:p text:style-name="P22"><text:span text:style-name="T6">Navedeni primjer javlja -101</text:span></text:p></office:annotation>-121, <text:span text:style-name="T2">"</text:span>Invalid character in number<text:span text:style-name="T2">"</text:span></text:p>
          </table:table-cell>
          <table:table-cell table:style-name="Table41.A14" office:value-type="string">
            <text:p text:style-name="P1">An invalid character was found in the number specified for a parameter value.</text:p>
            <text:p text:style-name="P1">Example: </text:p>
            <text:p text:style-name="cmd_5f_code_5f_single">*ESE #B01010102</text:p>
          </table:table-cell>
          <table:table-cell table:style-name="Table41.A14" office:value-type="string">
            <text:p text:style-name="P2">2</text:p>
          </table:table-cell>
        </table:table-row>
        <table:table-row>
          <table:table-cell table:style-name="Table41.A3" office:value-type="string">
            <text:p text:style-name="P16">-123, <text:span text:style-name="T2">"</text:span>Exponent too large<text:span text:style-name="T2">"</text:span></text:p>
          </table:table-cell>
          <table:table-cell table:style-name="Table41.A3" office:value-type="string">
            <text:p text:style-name="P3">A numeric parameter was found whose exponent was larger than 32000.</text:p>
          </table:table-cell>
          <table:table-cell table:style-name="Table41.A3" office:value-type="string">
            <text:p text:style-name="P4">2</text:p>
          </table:table-cell>
        </table:table-row>
        <table:table-row table:style-name="Table41.7">
          <table:table-cell table:style-name="Table41.A14" office:value-type="string">
            <text:p text:style-name="P16">-124, <text:span text:style-name="T2">"</text:span>Too many digits<text:span text:style-name="T2">"</text:span></text:p>
          </table:table-cell>
          <table:table-cell table:style-name="Table41.A14" office:value-type="string">
            <text:p text:style-name="P3">A numeric parameter was found whose mantissa contained more than 255 digits, excluding leading zeros.</text:p>
          </table:table-cell>
          <table:table-cell table:style-name="Table41.A14" office:value-type="string">
            <text:p text:style-name="P4">2</text:p>
          </table:table-cell>
        </table:table-row>
        <table:table-row>
          <table:table-cell table:style-name="Table41.A3" office:value-type="string">
            <text:p text:style-name="P16">-128, <text:span text:style-name="T2">"</text:span>Numeric data not allowed<text:span text:style-name="T2">"</text:span></text:p>
          </table:table-cell>
          <table:table-cell table:style-name="Table41.A3" office:value-type="string">
            <text:p text:style-name="P3">A numeric parameter was received but a character string was expected.</text:p>
            <text:p text:style-name="P3">Example:</text:p>
            <text:p text:style-name="P18">DISP:TEXT 123</text:p>
          </table:table-cell>
          <table:table-cell table:style-name="Table41.A3" office:value-type="string">
            <text:p text:style-name="P4">2</text:p>
          </table:table-cell>
        </table:table-row>
        <table:table-row table:style-name="Table41.7">
          <table:table-cell table:style-name="Table41.A14" office:value-type="string">
            <text:p text:style-name="P16">-130, <text:span text:style-name="T2">"</text:span>Suffix error<text:span text:style-name="T2">"</text:span></text:p>
          </table:table-cell>
          <table:table-cell table:style-name="Table41.A14" office:value-type="string">
            <text:p text:style-name="P3">A suffix was incorrectly specified for a numeric parameter. You may have misspelled the suffix or the numeric parameter does not accept a suffix.</text:p>
            <text:p text:style-name="P3">Example: </text:p>
            <text:p text:style-name="P18">TRIG:DEL 0.5 SECS</text:p>
          </table:table-cell>
          <table:table-cell table:style-name="Table41.A14" office:value-type="string">
            <text:p text:style-name="P4">2</text:p>
          </table:table-cell>
        </table:table-row>
        <table:table-row>
          <table:table-cell table:style-name="Table41.A3" office:value-type="string">
            <text:p text:style-name="P17"><office:annotation><dc:creator>Denis Kotlar</dc:creator><dc:date>2015-12-07T10:54:06</dc:date><text:p text:style-name="P22"><text:span text:style-name="T6">Trebam drugi primjer</text:span></text:p></office:annotation>-131, <text:span text:style-name="T2">"</text:span>Invalid suffix<text:span text:style-name="T2">"</text:span></text:p>
          </table:table-cell>
          <table:table-cell table:style-name="Table41.A3" office:value-type="string">
            <text:p text:style-name="P5">A suffix was incorrectly specified for a numeric parameter. You may have misspelled the suffix.</text:p>
            <text:p text:style-name="P5">Example: </text:p>
            <text:p text:style-name="P19">TRIG:DEL 0.5 SECS</text:p>
          </table:table-cell>
          <table:table-cell table:style-name="Table41.A3" office:value-type="string">
            <text:p text:style-name="P6">1</text:p>
          </table:table-cell>
        </table:table-row>
        <table:table-row table:style-name="Table41.7">
          <table:table-cell table:style-name="Table41.A14" office:value-type="string">
            <text:p text:style-name="P16">-134, <text:span text:style-name="T2">"</text:span>Suffix too long<text:span text:style-name="T2">"</text:span></text:p>
          </table:table-cell>
          <table:table-cell table:style-name="Table41.A14" office:value-type="string">
            <text:p text:style-name="P3">A suffix for a numeric parameter contained too many characters.</text:p>
          </table:table-cell>
          <table:table-cell table:style-name="Table41.A14" office:value-type="string">
            <text:p text:style-name="P4">2</text:p>
          </table:table-cell>
        </table:table-row>
        <table:table-row>
          <table:table-cell table:style-name="Table41.A3" office:value-type="string">
            <text:p text:style-name="P17">-138, <text:span text:style-name="T2">"</text:span>Suffix not allowed<text:span text:style-name="T2">"</text:span></text:p>
          </table:table-cell>
          <table:table-cell table:style-name="Table41.A3" office:value-type="string">
            <text:p text:style-name="P5">A suffix was received following a numeric parameter which does not accept a suffix.</text:p>
            <text:p text:style-name="P5">Example (SEC is not a valid suffix):</text:p>
            <text:p text:style-name="P19">STAT:QUES:ENAB 10 SEC</text:p>
          </table:table-cell>
          <table:table-cell table:style-name="Table41.A3" office:value-type="string">
            <text:p text:style-name="P6">1</text:p>
          </table:table-cell>
        </table:table-row>
        <table:table-row table:style-name="Table41.7">
          <table:table-cell table:style-name="Table41.A14" office:value-type="string">
            <text:p text:style-name="P16">-141, <text:span text:style-name="T2">"</text:span>Invalid <text:soft-page-break/>character data<text:span text:style-name="T2">"</text:span></text:p>
          </table:table-cell>
          <table:table-cell table:style-name="Table41.A14" office:value-type="string">
            <text:p text:style-name="P3">Either the character data element contained an invalid character <text:soft-page-break/>or the particular element received was not valid for the header.</text:p>
          </table:table-cell>
          <table:table-cell table:style-name="Table41.A14" office:value-type="string">
            <text:p text:style-name="P4">2</text:p>
          </table:table-cell>
        </table:table-row>
        <table:table-row>
          <table:table-cell table:style-name="Table41.A3" office:value-type="string">
            <text:p text:style-name="P16">-144, <text:span text:style-name="T2">"</text:span>Character data too long<text:span text:style-name="T2">"</text:span></text:p>
          </table:table-cell>
          <table:table-cell table:style-name="Table41.A3" office:value-type="string">
            <text:p text:style-name="P3">The character data element contained too many characters.</text:p>
          </table:table-cell>
          <table:table-cell table:style-name="Table41.A3" office:value-type="string">
            <text:p text:style-name="P4">2</text:p>
          </table:table-cell>
        </table:table-row>
        <table:table-row table:style-name="Table41.7">
          <table:table-cell table:style-name="Table41.A14" office:value-type="string">
            <text:p text:style-name="P16">-148, <text:span text:style-name="T2">"</text:span>Character data not allowed<text:span text:style-name="T2">"</text:span></text:p>
          </table:table-cell>
          <table:table-cell table:style-name="Table41.A14" office:value-type="string">
            <text:p text:style-name="P3">A discrete parameter was received but a character string or a numeric parameter was expected. Check the list of parameters to verify that you have used a valid parameter type.</text:p>
            <text:p text:style-name="P3">Example: </text:p>
            <text:p text:style-name="P18">DISP:TEXT ON</text:p>
          </table:table-cell>
          <table:table-cell table:style-name="Table41.A14" office:value-type="string">
            <text:p text:style-name="P4">2</text:p>
          </table:table-cell>
        </table:table-row>
        <table:table-row>
          <table:table-cell table:style-name="Table41.A3" office:value-type="string">
            <text:p text:style-name="P17"><office:annotation><dc:creator>Denis Kotlar</dc:creator><dc:date>2015-12-07T10:56:02</dc:date><text:p text:style-name="P22"><text:span text:style-name="T6">trebam drugi primjer</text:span></text:p></office:annotation>-151, <text:span text:style-name="T2">"</text:span>Invalid string data<text:span text:style-name="T2">"</text:span></text:p>
          </table:table-cell>
          <table:table-cell table:style-name="Table41.A3" office:value-type="string">
            <text:p text:style-name="P5">An invalid character string was received. Check to see if you have enclosed the character string in single or double quotes.</text:p>
            <text:p text:style-name="P5">Example: </text:p>
            <text:p text:style-name="P19">DISP:TEXT ’ON</text:p>
          </table:table-cell>
          <table:table-cell table:style-name="Table41.A3" office:value-type="string">
            <text:p text:style-name="P6">1</text:p>
          </table:table-cell>
        </table:table-row>
        <table:table-row table:style-name="Table41.7">
          <table:table-cell table:style-name="Table41.A14" office:value-type="string">
            <text:p text:style-name="P16">-158, <text:span text:style-name="T2">"</text:span>String data not allowed<text:span text:style-name="T2">"</text:span></text:p>
          </table:table-cell>
          <table:table-cell table:style-name="Table41.A14" office:value-type="string">
            <text:p text:style-name="P3">A character string was received but is not allowed for the command. Check the list of parameters to verify that you have used a valid parameter type.</text:p>
            <text:p text:style-name="P3">Example: </text:p>
            <text:p text:style-name="P18">TRIG:DEL ‘zero’</text:p>
          </table:table-cell>
          <table:table-cell table:style-name="Table41.A14" office:value-type="string">
            <text:p text:style-name="P4">2</text:p>
          </table:table-cell>
        </table:table-row>
        <table:table-row>
          <table:table-cell table:style-name="Table41.A3" office:value-type="string">
            <text:p text:style-name="P16">-160, <text:span text:style-name="T2">"</text:span>Block data error<text:span text:style-name="T2">"</text:span></text:p>
          </table:table-cell>
          <table:table-cell table:style-name="Table41.A3" office:value-type="string">
            <text:p text:style-name="P3">The PSU does not accept block data.</text:p>
          </table:table-cell>
          <table:table-cell table:style-name="Table41.A3" office:value-type="string">
            <text:p text:style-name="P4">?</text:p>
          </table:table-cell>
        </table:table-row>
        <table:table-row table:style-name="Table41.7">
          <table:table-cell table:style-name="Table41.A14" office:value-type="string">
            <text:p text:style-name="P17"><office:annotation><dc:creator>Denis Kotlar</dc:creator><dc:date>2015-12-07T10:57:35</dc:date><text:p text:style-name="P22"><text:span text:style-name="T6">trebam primjer</text:span></text:p></office:annotation>-170, <text:span text:style-name="T2">"</text:span>Expression error<text:span text:style-name="T2">"</text:span></text:p>
          </table:table-cell>
          <table:table-cell table:style-name="Table41.A14" office:value-type="string">
            <text:p text:style-name="P5">The PSU does not accept mathematical expressions.</text:p>
          </table:table-cell>
          <table:table-cell table:style-name="Table41.A14" office:value-type="string">
            <text:p text:style-name="P6">1</text:p>
          </table:table-cell>
        </table:table-row>
      </table:table>
      <text:p text:style-name="Standard"/>
      <text:list xml:id="list1947797119"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events has occurred:</text:p>
      <text:list xml:id="list955397762756123706"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table_5f_header">Return string</text:p>
          </table:table-cell>
          <table:table-cell table:style-name="Table42.A1" office:value-type="string">
            <text:p text:style-name="table_5f_header">Description</text:p>
          </table:table-cell>
          <table:table-cell table:style-name="Table42.A1" office:value-type="string">
            <text:p text:style-name="table_5f_header">M</text:p>
          </table:table-cell>
        </table:table-row>
        <table:table-row>
          <table:table-cell table:style-name="Table42.A2" office:value-type="string">
            <text:p text:style-name="cmd_5f_code">-200, <text:span text:style-name="T2">"</text:span>Execution error<text:span text:style-name="T2">"</text:span></text:p>
          </table:table-cell>
          <table:table-cell table:style-name="Table42.A2" office:value-type="string">
            <text:p text:style-name="P1">This is the generic execution error when more specific error is not assigned in the case that command execution failed.</text:p>
          </table:table-cell>
          <table:table-cell table:style-name="Table42.A2" office:value-type="string">
            <text:p text:style-name="P2">1</text:p>
          </table:table-cell>
        </table:table-row>
        <table:table-row>
          <table:table-cell table:style-name="Table42.A2" office:value-type="string">
            <text:p text:style-name="P16">-211, <text:span text:style-name="T2">"</text:span>Trigger ignored<text:span text:style-name="T2">"</text:span></text:p>
          </table:table-cell>
          <table:table-cell table:style-name="Table42.A2" office:value-type="string">
            <text:p text:style-name="P3">A *TRG was received but the trigger was ignored. The trigger source should be selected to the bus and the trigger subsystem should be initiated by the INIT[:IMM] command.</text:p>
          </table:table-cell>
          <table:table-cell table:style-name="Table42.A2" office:value-type="string">
            <text:p text:style-name="P4">?</text:p>
          </table:table-cell>
        </table:table-row>
        <table:table-row table:style-name="Table42.1">
          <table:table-cell table:style-name="Table42.A4" office:value-type="string">
            <text:p text:style-name="P16">-213, <text:span text:style-name="T2">"</text:span>Init ignored<text:span text:style-name="T2">"</text:span></text:p>
          </table:table-cell>
          <table:table-cell table:style-name="Table42.A4" office:value-type="string">
            <text:p text:style-name="P3">An INITiate command was received but could not be executed because a measurement was already in progress. Send a device clear to halt a measurement in progress, and place the PSU in the <text:span text:style-name="T3">“</text:span>idle<text:span text:style-name="T3">”</text:span> state.</text:p>
          </table:table-cell>
          <table:table-cell table:style-name="Table42.A4" office:value-type="string">
            <text:p text:style-name="P4">3</text:p>
          </table:table-cell>
        </table:table-row>
        <table:table-row>
          <table:table-cell table:style-name="Table42.A2" office:value-type="string">
            <text:p text:style-name="P16">-221, <text:span text:style-name="T2">"</text:span>Settings conflict<text:span text:style-name="T2">"</text:span></text:p>
          </table:table-cell>
          <table:table-cell table:style-name="Table42.A2" office:value-type="string">
            <text:p text:style-name="P3">Indicates that a legal program data element was parsed but could not be executed due to the current device state.</text:p>
          </table:table-cell>
          <table:table-cell table:style-name="Table42.A2" office:value-type="string">
            <text:p text:style-name="P4">?</text:p>
          </table:table-cell>
        </table:table-row>
        <table:table-row table:style-name="Table42.1">
          <table:table-cell table:style-name="Table42.A4" office:value-type="string">
            <text:p text:style-name="cmd_5f_code">-222, <text:span text:style-name="T2">"</text:span>Data out of range<text:span text:style-name="T2">"</text:span></text:p>
          </table:table-cell>
          <table:table-cell table:style-name="Table42.A4" office:value-type="string">
            <text:p text:style-name="P1">A numeric parameter value is outside the valid range for the command. Example:</text:p>
            <text:p text:style-name="cmd_5f_code_5f_single"><text:soft-page-break/>VOLT 166</text:p>
          </table:table-cell>
          <table:table-cell table:style-name="Table42.A4" office:value-type="string">
            <text:p text:style-name="P2">1</text:p>
          </table:table-cell>
        </table:table-row>
        <table:table-row>
          <table:table-cell table:style-name="Table42.A2" office:value-type="string">
            <text:p text:style-name="cmd_5f_code"><office:annotation><dc:creator>Denis Kotlar</dc:creator><dc:date>2015-12-07T12:29:16</dc:date><text:p text:style-name="P22"><text:span text:style-name="T6">Nije podržano</text:span></text:p></office:annotation>-223, <text:span text:style-name="T2">"</text:span>Too much data<text:span text:style-name="T2">"</text:span></text:p>
          </table:table-cell>
          <table:table-cell table:style-name="Table42.A2" office:value-type="string">
            <text:p text:style-name="P1">A character string was received but could not be executed because the string length was more than 32 characters. This error can be generated by the CALibration:STRing command.</text:p>
          </table:table-cell>
          <table:table-cell table:style-name="Table42.A2" office:value-type="string">
            <text:p text:style-name="P2">1</text:p>
          </table:table-cell>
        </table:table-row>
        <table:table-row table:style-name="Table42.1">
          <table:table-cell table:style-name="Table42.A4" office:value-type="string">
            <text:p text:style-name="cmd_5f_code">-224, <text:span text:style-name="T2">"</text:span>Illegal parameter value<text:span text:style-name="T2">"</text:span></text:p>
          </table:table-cell>
          <table:table-cell table:style-name="Table42.A4" office:value-type="string">
            <text:p text:style-name="P1">A discrete parameter was received which was not a valid choice for the command. You may have used an invalid parameter choice.</text:p>
            <text:p text:style-name="P1">Example:</text:p>
            <text:p text:style-name="cmd_5f_code_5f_single">VOLT ON </text:p>
          </table:table-cell>
          <table:table-cell table:style-name="Table42.A4" office:value-type="string">
            <text:p text:style-name="P2">1</text:p>
          </table:table-cell>
        </table:table-row>
        <table:table-row table:style-name="Table42.1">
          <table:table-cell table:style-name="Table42.A9" office:value-type="string">
            <text:p text:style-name="cmd_5f_code"><office:annotation><dc:creator>Denis Kotlar</dc:creator><dc:date>2015-12-07T11:53:00</dc:date><text:p text:style-name="P22"><text:span text:style-name="T6">Nije podržano</text:span></text:p></office:annotation>-240, <text:span text:style-name="T2">"</text:span>Hardware error<text:span text:style-name="T2">"</text:span></text:p>
          </table:table-cell>
          <table:table-cell table:style-name="Table42.A9" office:value-type="string">
            <text:p text:style-name="Standard">Command or query could not be executed because failure is detected during power-up self-test. Use *TST? command to query self-test results. <text:span text:style-name="T4">See also </text:span><text:a xlink:type="simple" xlink:href="http://www.envox.hr/eez/bench-power-supply/psu-scpi-reference-manual/psu-scpi-error-messages.html#self-test_err_msg" text:style-name="Internet_20_link" text:visited-style-name="Visited_20_Internet_20_Link">Section 7.3.1</text:a></text:p>
          </table:table-cell>
          <table:table-cell table:style-name="Table42.C9" office:value-type="float" office:value="1">
            <text:p text:style-name="P2">1</text:p>
          </table:table-cell>
        </table:table-row>
        <table:table-row table:style-name="Table42.1">
          <table:table-cell table:style-name="Table42.A4" office:value-type="string">
            <text:p text:style-name="cmd_5f_code"><office:annotation><dc:creator>Denis Kotlar</dc:creator><dc:date>2015-12-07T11:52:54</dc:date><text:p text:style-name="P22"><text:span text:style-name="T6">Nije podržano</text:span></text:p></office:annotation>-241, <text:span text:style-name="T2">"</text:span>Hardware missing<text:span text:style-name="T2">"</text:span></text:p>
          </table:table-cell>
          <table:table-cell table:style-name="Table4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cell table:style-name="Table42.A4" office:value-type="string">
            <text:p text:style-name="P7">1</text:p>
          </table:table-cell>
        </table:table-row>
        <table:table-row table:style-name="Table42.1">
          <table:table-cell table:style-name="Table42.A9" office:value-type="string">
            <text:p text:style-name="cmd_5f_code"><office:annotation><dc:creator>Denis Kotlar</dc:creator><dc:date>2015-12-07T11:54:06</dc:date><text:p text:style-name="P22"><text:span text:style-name="T6">Javlja ovu grešku kada se pokuša npr. inst ch1 a prvi kanal nije spojen! Trebao bi javiti ili -240 ili -241</text:span></text:p></office:annotation>-242, <text:span text:style-name="T2">"</text:span>Channel fault detected<text:span text:style-name="T2">"</text:span></text:p>
          </table:table-cell>
          <table:table-cell table:style-name="Table42.A9" office:value-type="string">
            <text:p text:style-name="Standard">Command or query could not be executed because POWERGOOD signal failure is detected</text:p>
          </table:table-cell>
          <table:table-cell table:style-name="Table42.A9" office:value-type="string">
            <text:p text:style-name="P7">1</text:p>
          </table:table-cell>
        </table:table-row>
        <table:table-row table:style-name="Table42.1">
          <table:table-cell table:style-name="Table42.A4" office:value-type="string">
            <text:p text:style-name="P16">-252, <text:span text:style-name="T2">"</text:span>Missing media<text:span text:style-name="T2">"</text:span></text:p>
          </table:table-cell>
          <table:table-cell table:style-name="Table42.A4" office:value-type="string">
            <text:p text:style-name="P10">Command or query could not be executed because of a missing media (SDcard is not inserted).</text:p>
          </table:table-cell>
          <table:table-cell table:style-name="Table42.A4" office:value-type="string">
            <text:p text:style-name="P11">3</text:p>
          </table:table-cell>
        </table:table-row>
        <table:table-row table:style-name="Table42.1">
          <table:table-cell table:style-name="Table42.A9" office:value-type="string">
            <text:p text:style-name="P16">-253, <text:span text:style-name="T2">"</text:span>Corrupt media<text:span text:style-name="T2">"</text:span> </text:p>
          </table:table-cell>
          <table:table-cell table:style-name="Table42.A9" office:value-type="string">
            <text:p text:style-name="P10">Inserted SDcard is corrupted, not formatted or format is not recognized/supported.</text:p>
          </table:table-cell>
          <table:table-cell table:style-name="Table42.A9" office:value-type="string">
            <text:p text:style-name="P11">3</text:p>
          </table:table-cell>
        </table:table-row>
        <table:table-row table:style-name="Table42.1">
          <table:table-cell table:style-name="Table42.A4" office:value-type="string">
            <text:p text:style-name="P16">-254, <text:span text:style-name="T2">"</text:span>Media full<text:span text:style-name="T2">"</text:span></text:p>
          </table:table-cell>
          <table:table-cell table:style-name="Table42.A4" office:value-type="string">
            <text:p text:style-name="P10">The media is full; there is no room on the inserted SDcard.</text:p>
          </table:table-cell>
          <table:table-cell table:style-name="Table42.A4" office:value-type="string">
            <text:p text:style-name="P11">3</text:p>
          </table:table-cell>
        </table:table-row>
        <table:table-row table:style-name="Table42.1">
          <table:table-cell table:style-name="Table42.A9" office:value-type="string">
            <text:p text:style-name="P16">-256, <text:span text:style-name="T2">"</text:span>File name not found <text:span text:style-name="T2">"</text:span></text:p>
          </table:table-cell>
          <table:table-cell table:style-name="Table42.A9" office:value-type="string">
            <text:p text:style-name="P10">The file name on the device media was not found; for example, an attempt was made to read or copy a nonexistent file.</text:p>
          </table:table-cell>
          <table:table-cell table:style-name="Table42.A9" office:value-type="string">
            <text:p text:style-name="P11">3</text:p>
          </table:table-cell>
        </table:table-row>
        <table:table-row table:style-name="Table42.1">
          <table:table-cell table:style-name="Table42.A4" office:value-type="string">
            <text:p text:style-name="P16">-257, <text:span text:style-name="T2">"</text:span>File name error<text:span text:style-name="T2">"</text:span></text:p>
          </table:table-cell>
          <table:table-cell table:style-name="Table42.A4" office:value-type="string">
            <text:p text:style-name="P10">The file name on the device media was in error; for example, an attempt was made to copy to a duplicate file name.</text:p>
          </table:table-cell>
          <table:table-cell table:style-name="Table42.A4" office:value-type="string">
            <text:p text:style-name="P11">3</text:p>
          </table:table-cell>
        </table:table-row>
        <table:table-row table:style-name="Table42.1">
          <table:table-cell table:style-name="Table42.A9" office:value-type="string">
            <text:p text:style-name="P16">-258, <text:span text:style-name="T2">"</text:span>Media protected<text:span text:style-name="T2">"</text:span></text:p>
          </table:table-cell>
          <table:table-cell table:style-name="Table42.A9" office:value-type="string">
            <text:p text:style-name="P10">Indicates that a legal program command or query could not be executed because the media is protected (the lock slider is set in write-protect position). </text:p>
          </table:table-cell>
          <table:table-cell table:style-name="Table42.A9" office:value-type="string">
            <text:p text:style-name="P11">3</text:p>
          </table:table-cell>
        </table:table-row>
      </table:table>
      <text:p text:style-name="Standard"/>
      <text:list xml:id="list1458137936" text:continue-list="list1947797119"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cell table:style-name="Table43.A1" office:value-type="string">
            <text:p text:style-name="table_5f_header">M</text:p>
          </table:table-cell>
        </table:table-row>
        <table:table-row>
          <table:table-cell table:style-name="Table43.A2" office:value-type="string">
            <text:p text:style-name="cmd_5f_code"><text:span text:style-name="T2"><office:annotation><dc:creator>Denis Kotlar</dc:creator><dc:date>2015-12-07T12:00:32</dc:date><text:p text:style-name="P22"><text:span text:style-name="T6">Ne znam gdje se koristi</text:span></text:p></office:annotation></text:span><text:span text:style-name="T2">-310</text:span></text:p>
          </table:table-cell>
          <table:table-cell table:style-name="Table43.A2" office:value-type="string">
            <text:p text:style-name="P21"/>
          </table:table-cell>
          <table:table-cell table:style-name="Table43.A2" office:value-type="string">
            <text:p text:style-name="P2">1</text:p>
          </table:table-cell>
        </table:table-row>
        <table:table-row>
          <table:table-cell table:style-name="Table43.A2" office:value-type="string">
            <text:p text:style-name="cmd_5f_code">-330, <text:span text:style-name="T2">"</text:span>Self-test failed<text:span text:style-name="T2">"</text:span></text:p>
          </table:table-cell>
          <table:table-cell table:style-name="Table43.A2" office:value-type="string">
            <text:p text:style-name="P1">The PSU’s complete self-test failed from the remote interface (*TST? command). In addition to this error, more specific self-test errors are also reported.<text:span text:style-name="T1"> See also </text:span><text:a xlink:type="simple" xlink:href="http://www.envox.hr/eez/bench-power-supply/psu-scpi-reference-manual/psu-scpi-error-messages.html#self-test_err_msg" text:style-name="Internet_20_link" text:visited-style-name="Visited_20_Internet_20_Link"><text:span text:style-name="T1">Section </text:span></text:a><text:a xlink:type="simple" xlink:href="http://www.envox.hr/eez/bench-power-supply/psu-scpi-reference-manual/psu-scpi-error-messages.html#self-test_err_msg" text:style-name="Internet_20_link" text:visited-style-name="Visited_20_Internet_20_Link"><text:span text:style-name="T5">7.3.1</text:span></text:a></text:p>
          </table:table-cell>
          <table:table-cell table:style-name="Table43.A2" office:value-type="string">
            <text:p text:style-name="P2">1</text:p>
          </table:table-cell>
        </table:table-row>
        <table:table-row>
          <table:table-cell table:style-name="Table43.A4" office:value-type="string">
            <text:p text:style-name="P16">-340, <text:span text:style-name="T2">"</text:span>Calibration failed<text:span text:style-name="T2">"</text:span></text:p>
          </table:table-cell>
          <table:table-cell table:style-name="Table43.A4" office:value-type="string">
            <text:p text:style-name="P3">General calibration error message that is generated when more specific information (Error codes 101 to 111) is not available.</text:p>
          </table:table-cell>
          <table:table-cell table:style-name="Table43.A4" office:value-type="string">
            <text:p text:style-name="P4">3</text:p>
          </table:table-cell>
        </table:table-row>
        <text:soft-page-break/>
        <table:table-row>
          <table:table-cell table:style-name="Table43.A2" office:value-type="string">
            <text:p text:style-name="cmd_5f_code"><office:annotation><dc:creator>Denis Kotlar</dc:creator><dc:date>2015-12-07T12:41:59</dc:date><text:p text:style-name="P22"><text:span text:style-name="T6">nije podržano</text:span></text:p></office:annotation>-350, <text:span text:style-name="T2">"</text:span>Queue overflow<text:span text:style-name="T2">"</text:span></text:p>
          </table:table-cell>
          <table:table-cell table:style-name="Table43.A2"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cell table:style-name="Table43.A2" office:value-type="string">
            <text:p text:style-name="P2">1</text:p>
          </table:table-cell>
        </table:table-row>
        <table:table-row>
          <table:table-cell table:style-name="Table43.A2" office:value-type="string">
            <text:p text:style-name="cmd_5f_code">-363, “Input buffer overrun”</text:p>
          </table:table-cell>
          <table:table-cell table:style-name="Table43.A2" office:value-type="string">
            <text:p text:style-name="P1"/>
          </table:table-cell>
          <table:table-cell table:style-name="Table43.A2" office:value-type="string">
            <text:p text:style-name="P2">1</text:p>
          </table:table-cell>
        </table:table-row>
        <table:table-row table:style-name="Table43.1">
          <table:table-cell table:style-name="Table43.A7" office:value-type="string">
            <text:p text:style-name="P16">-365, <text:span text:style-name="T2">"</text:span>Time out error<text:span text:style-name="T2">"</text:span></text:p>
          </table:table-cell>
          <table:table-cell table:style-name="Table43.A7" office:value-type="string">
            <text:p text:style-name="P3">???</text:p>
          </table:table-cell>
          <table:table-cell table:style-name="Table43.A7" office:value-type="string">
            <text:p text:style-name="P4">?</text:p>
          </table:table-cell>
        </table:table-row>
        <table:table-row>
          <table:table-cell table:style-name="Table43.A2" office:value-type="string">
            <text:p text:style-name="cmd_5f_code"><office:annotation><dc:creator>Denis Kotlar</dc:creator><dc:date>2015-12-07T12:49:11</dc:date><text:p text:style-name="P22"><text:span text:style-name="T6">nije podržano, javlja najčešće -113</text:span></text:p></office:annotation>100, <text:span text:style-name="T2">"</text:span>Invalid channel number<text:span text:style-name="T2">"</text:span></text:p>
          </table:table-cell>
          <table:table-cell table:style-name="Table43.A2" office:value-type="string">
            <text:p text:style-name="P1">Non existing channel number is specified.</text:p>
          </table:table-cell>
          <table:table-cell table:style-name="Table43.A2" office:value-type="string">
            <text:p text:style-name="P2">1</text:p>
          </table:table-cell>
        </table:table-row>
        <table:table-row>
          <table:table-cell table:style-name="Table43.A4" office:value-type="string">
            <text:p text:style-name="cmd_5f_code">101, <text:span text:style-name="T2">"</text:span>Calibration mode is off<text:span text:style-name="T2">"</text:span></text:p>
          </table:table-cell>
          <table:table-cell table:style-name="Table43.A4" office:value-type="string">
            <text:p text:style-name="Standard">Calibration is not enabled. The PSU will not accept calibration commands.</text:p>
          </table:table-cell>
          <table:table-cell table:style-name="Table43.A4" office:value-type="string">
            <text:p text:style-name="P2">1</text:p>
          </table:table-cell>
        </table:table-row>
        <table:table-row>
          <table:table-cell table:style-name="Table43.A2" office:value-type="string">
            <text:p text:style-name="cmd_5f_code">102, <text:span text:style-name="T2">"</text:span>Invalid cal password<text:span text:style-name="T2">"</text:span></text:p>
          </table:table-cell>
          <table:table-cell table:style-name="Table43.A2" office:value-type="string">
            <text:p text:style-name="Standard">The calibration password is incorrect.</text:p>
          </table:table-cell>
          <table:table-cell table:style-name="Table43.A2" office:value-type="string">
            <text:p text:style-name="P2">1</text:p>
          </table:table-cell>
        </table:table-row>
        <table:table-row>
          <table:table-cell table:style-name="Table43.A4" office:value-type="string">
            <text:p text:style-name="P16">103, <text:span text:style-name="T2">"</text:span>Cal security disabled by jumper<text:span text:style-name="T2">"</text:span></text:p>
          </table:table-cell>
          <table:table-cell table:style-name="Table43.A4" office:value-type="string">
            <text:p text:style-name="P10">The calibration security feature has been disabled with a jumper inside the PSU (see Arduino shield board, JP2 position). When applicable, this error will occur at power-on to warn you that the PSU is unsecured.</text:p>
          </table:table-cell>
          <table:table-cell table:style-name="Table43.A4" office:value-type="string">
            <text:p text:style-name="P4">3</text:p>
          </table:table-cell>
        </table:table-row>
        <table:table-row>
          <table:table-cell table:style-name="Table43.A2" office:value-type="string">
            <text:p text:style-name="cmd_5f_code">104, <text:span text:style-name="T2">"</text:span>Bad sequence of cal commands<text:span text:style-name="T2">"</text:span></text:p>
          </table:table-cell>
          <table:table-cell table:style-name="Table43.A2" office:value-type="string">
            <text:p text:style-name="Standard">Calibration commands have not been entered in the proper sequence.</text:p>
          </table:table-cell>
          <table:table-cell table:style-name="Table43.A2" office:value-type="string">
            <text:p text:style-name="P2">1</text:p>
          </table:table-cell>
        </table:table-row>
        <table:table-row>
          <table:table-cell table:style-name="Table43.A4" office:value-type="string">
            <text:p text:style-name="cmd_5f_code">105, <text:span text:style-name="T2">"</text:span>Cal password too long<text:span text:style-name="T2">"</text:span></text:p>
          </table:table-cell>
          <table:table-cell table:style-name="Table43.A4" office:value-type="string">
            <text:p text:style-name="Standard">A calibration password was received which contained more than 16 characters.</text:p>
          </table:table-cell>
          <table:table-cell table:style-name="Table43.A4" office:value-type="string">
            <text:p text:style-name="P2">1</text:p>
          </table:table-cell>
        </table:table-row>
        <table:table-row>
          <table:table-cell table:style-name="Table43.A2" office:value-type="string">
            <text:p text:style-name="cmd_5f_code">106, <text:span text:style-name="T2">"</text:span>Cal password too short<text:span text:style-name="T2">"</text:span></text:p>
          </table:table-cell>
          <table:table-cell table:style-name="Table43.A2" office:value-type="string">
            <text:p text:style-name="Standard">A calibration password was received which contained less than 4 characters.</text:p>
          </table:table-cell>
          <table:table-cell table:style-name="Table43.A2" office:value-type="string">
            <text:p text:style-name="P2">1</text:p>
          </table:table-cell>
        </table:table-row>
        <table:table-row>
          <table:table-cell table:style-name="Table43.A4" office:value-type="string">
            <text:p text:style-name="cmd_5f_code">107, <text:span text:style-name="T2">"</text:span>Cal value out of range<text:span text:style-name="T2">"</text:span></text:p>
          </table:table-cell>
          <table:table-cell table:style-name="Table43.A4" office:value-type="string">
            <text:p text:style-name="Standard">The specified calibration value (CALibration:CURRent:DATA or CALibration:VOLTage:DATA) is not valid for the present measurement function and range.</text:p>
          </table:table-cell>
          <table:table-cell table:style-name="Table43.A4" office:value-type="string">
            <text:p text:style-name="P2">1</text:p>
          </table:table-cell>
        </table:table-row>
        <table:table-row>
          <table:table-cell table:style-name="Table43.A2" office:value-type="string">
            <text:p text:style-name="cmd_5f_code">108, <text:span text:style-name="T2">"</text:span>Cal output disabled<text:span text:style-name="T2">"</text:span></text:p>
          </table:table-cell>
          <table:table-cell table:style-name="Table43.A2" office:value-type="string">
            <text:p text:style-name="Standard">Calibration is aborted by sending the OUTP OFF command during an output calibration.</text:p>
          </table:table-cell>
          <table:table-cell table:style-name="Table43.A2" office:value-type="string">
            <text:p text:style-name="P2">1</text:p>
          </table:table-cell>
        </table:table-row>
        <table:table-row>
          <table:table-cell table:style-name="Table43.A4" office:value-type="string">
            <text:p text:style-name="cmd_5f_code">109, <text:span text:style-name="T2">"</text:span>Invalid cal data<text:span text:style-name="T2">"</text:span></text:p>
          </table:table-cell>
          <table:table-cell table:style-name="Table43.A4"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cell table:style-name="Table43.A2" office:value-type="string">
            <text:p text:style-name="P2">1</text:p>
          </table:table-cell>
        </table:table-row>
        <table:table-row>
          <table:table-cell table:style-name="Table43.A2" office:value-type="string">
            <text:p text:style-name="cmd_5f_code">110, <text:span text:style-name="T2">"</text:span>Cal params missing or corrupted<text:span text:style-name="T2">"</text:span></text:p>
          </table:table-cell>
          <table:table-cell table:style-name="Table43.A2" office:value-type="string">
            <text:p text:style-name="Standard">Calibration parameters activation initiated by CALibration:STATe ON, <text:span text:style-name="T3">“</text:span>&lt;password&gt;<text:span text:style-name="T3">”</text:span> failed because calibration has never been conducted or existing parameters are corrupted. </text:p>
          </table:table-cell>
          <table:table-cell table:style-name="Table43.A2" office:value-type="string">
            <text:p text:style-name="P2">1</text:p>
          </table:table-cell>
        </table:table-row>
        <table:table-row>
          <table:table-cell table:style-name="Table43.A4" office:value-type="string">
            <text:p text:style-name="cmd_5f_code">111, <text:span text:style-name="T2">"</text:span>No new cal data exists<text:span text:style-name="T2">"</text:span></text:p>
          </table:table-cell>
          <table:table-cell table:style-name="Table43.A4" office:value-type="string">
            <text:p text:style-name="Standard">Attempt to save calibration data with the CAL:SAVE command while no new calibration data are entered.</text:p>
          </table:table-cell>
          <table:table-cell table:style-name="Table43.C19" office:value-type="float" office:value="1">
            <text:p text:style-name="P2">1</text:p>
          </table:table-cell>
        </table:table-row>
        <table:table-row>
          <table:table-cell table:style-name="Table43.A2" office:value-type="string">
            <text:p text:style-name="P16">130, <text:span text:style-name="T2">"</text:span>Invalid sys password<text:span text:style-name="T2">"</text:span></text:p>
          </table:table-cell>
          <table:table-cell table:style-name="Table43.A2" office:value-type="string">
            <text:p text:style-name="P10">The system password is incorrect.</text:p>
          </table:table-cell>
          <table:table-cell table:style-name="Table43.A2" office:value-type="string">
            <text:p text:style-name="P4">3</text:p>
          </table:table-cell>
        </table:table-row>
        <table:table-row>
          <table:table-cell table:style-name="Table43.A4" office:value-type="string">
            <text:p text:style-name="P16">131, <text:span text:style-name="T2">"</text:span>Sys password too long<text:span text:style-name="T2">"</text:span></text:p>
          </table:table-cell>
          <table:table-cell table:style-name="Table43.A4" office:value-type="string">
            <text:p text:style-name="P10">A system password was received which contained more than 16 characters.</text:p>
          </table:table-cell>
          <table:table-cell table:style-name="Table43.A4" office:value-type="string">
            <text:p text:style-name="P4">3</text:p>
          </table:table-cell>
        </table:table-row>
        <table:table-row>
          <table:table-cell table:style-name="Table43.A2" office:value-type="string">
            <text:p text:style-name="P16">132, <text:span text:style-name="T2">"</text:span>Sys password too short<text:span text:style-name="T2">"</text:span></text:p>
          </table:table-cell>
          <table:table-cell table:style-name="Table43.A2" office:value-type="string">
            <text:p text:style-name="P10">A system password was received which contained less than 4 characters.</text:p>
          </table:table-cell>
          <table:table-cell table:style-name="Table43.A2" office:value-type="string">
            <text:p text:style-name="P4">3</text:p>
          </table:table-cell>
        </table:table-row>
        <table:table-row>
          <table:table-cell table:style-name="Table43.A4" office:value-type="string">
            <text:p text:style-name="cmd_5f_code">201, <text:span text:style-name="T2">"</text:span>Cannot execute before clearing protection<text:span text:style-name="T2">"</text:span></text:p>
          </table:table-cell>
          <table:table-cell table:style-name="Table43.A4" office:value-type="string">
            <text:p text:style-name="Standard">Command such as OUTP ON cannot be executed on the channel where one or more protections are tripped.</text:p>
          </table:table-cell>
          <table:table-cell table:style-name="Table43.A4" office:value-type="string">
            <text:p text:style-name="P2">1</text:p>
          </table:table-cell>
        </table:table-row>
        <table:table-row>
          <table:table-cell table:style-name="Table43.A2" office:value-type="string">
            <text:p text:style-name="P16"><office:annotation><dc:creator>Denis Kotlar</dc:creator><dc:date>2015-12-07T12:50:44</dc:date><text:p text:style-name="P22"><text:span text:style-name="T6">nalikuje na -241 pa je prebacujem ma M3 ako će se koristiti</text:span></text:p></office:annotation>302, <text:span text:style-name="T2">"</text:span>Option not installed<text:span text:style-name="T2">"</text:span></text:p>
          </table:table-cell>
          <table:table-cell table:style-name="Table43.A2" office:value-type="string">
            <text:p text:style-name="P10">The option that is programmed by this command is not installed.</text:p>
          </table:table-cell>
          <table:table-cell table:style-name="Table43.A2" office:value-type="string">
            <text:p text:style-name="P4">3</text:p>
          </table:table-cell>
        </table:table-row>
        <table:table-row>
          <table:table-cell table:style-name="Table43.A4" office:value-type="string">
            <text:p text:style-name="P16">800, <text:span text:style-name="T2">"</text:span>Outputs coupled <text:soft-page-break/>by track system<text:span text:style-name="T2">"</text:span></text:p>
          </table:table-cell>
          <table:table-cell table:style-name="Table43.A4" office:value-type="string">
            <text:p text:style-name="P3">This error occurs when coupling the outputs if the track mode is <text:soft-page-break/>already enabled. Tracking mode should be disabled first when coupling the outputs.</text:p>
          </table:table-cell>
          <table:table-cell table:style-name="Table43.A4" office:value-type="string">
            <text:p text:style-name="P4">3</text:p>
          </table:table-cell>
        </table:table-row>
        <table:table-row table:style-name="Table43.1">
          <table:table-cell table:style-name="Table43.A26" office:value-type="string">
            <text:p text:style-name="P16">801, <text:span text:style-name="T2">"</text:span>Outputs coupled by trigger subsystem<text:span text:style-name="T2">"</text:span></text:p>
          </table:table-cell>
          <table:table-cell table:style-name="Table43.A26" office:value-type="string">
            <text:p text:style-name="P3">This error occurs when enabling the track mode if the outputs are already coupled. Outputs should be uncoupled first to enable the PSU to operate in the track mode.</text:p>
          </table:table-cell>
          <table:table-cell table:style-name="Table43.A26" office:value-type="string">
            <text:p text:style-name="P4">3</text:p>
          </table:table-cell>
        </table:table-row>
      </table:table>
      <text:list xml:id="list1607861907"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4" table:style-name="Table44">
        <table:table-column table:style-name="Table44.A"/>
        <table:table-column table:style-name="Table44.B"/>
        <table:table-column table:style-name="Table44.C"/>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cell table:style-name="Table44.A1" office:value-type="string">
            <text:p text:style-name="table_5f_header">M</text:p>
          </table:table-cell>
        </table:table-row>
        <table:table-row>
          <table:table-cell table:style-name="Table44.A2" office:value-type="string">
            <text:p text:style-name="cmd_5f_code"><office:annotation><dc:creator>Denis Kotlar</dc:creator><dc:date>2015-12-07T12:52:28</dc:date><text:p text:style-name="P22"><text:span text:style-name="T6">greške 200 do 260 nisu podržane</text:span></text:p></office:annotation>200, <text:span text:style-name="T2">"</text:span>CH1 IOEXP test failed<text:span text:style-name="T2">"</text:span></text:p>
          </table:table-cell>
          <table:table-cell table:style-name="Table44.A2" office:value-type="string">
            <text:p text:style-name="P9">Add here description of the test</text:p>
          </table:table-cell>
          <table:table-cell table:style-name="Table44.A2" office:value-type="string">
            <text:p text:style-name="P7">1</text:p>
          </table:table-cell>
        </table:table-row>
        <table:table-row>
          <table:table-cell table:style-name="Table44.A3" office:value-type="string">
            <text:p text:style-name="cmd_5f_code">201, <text:span text:style-name="T2">"</text:span>CH2 IOEXP test failed<text:span text:style-name="T2">"</text:span></text:p>
          </table:table-cell>
          <table:table-cell table:style-name="Table44.A3" office:value-type="string">
            <text:p text:style-name="P9">Add here description of the test</text:p>
          </table:table-cell>
          <table:table-cell table:style-name="Table44.A3" office:value-type="string">
            <text:p text:style-name="P7">1</text:p>
          </table:table-cell>
        </table:table-row>
        <table:table-row>
          <table:table-cell table:style-name="Table44.A2" office:value-type="string">
            <text:p text:style-name="cmd_5f_code">210, <text:span text:style-name="T2">"</text:span>CH1 ADC test failed<text:span text:style-name="T2">"</text:span></text:p>
          </table:table-cell>
          <table:table-cell table:style-name="Table44.A2" office:value-type="string">
            <text:p text:style-name="P9">Add here description of the test</text:p>
          </table:table-cell>
          <table:table-cell table:style-name="Table44.A2" office:value-type="string">
            <text:p text:style-name="P7">1</text:p>
          </table:table-cell>
        </table:table-row>
        <table:table-row>
          <table:table-cell table:style-name="Table44.A3" office:value-type="string">
            <text:p text:style-name="cmd_5f_code">211, <text:span text:style-name="T2">"</text:span>CH2 ADC test failed<text:span text:style-name="T2">"</text:span></text:p>
          </table:table-cell>
          <table:table-cell table:style-name="Table44.A3" office:value-type="string">
            <text:p text:style-name="P9">Add here description of the test</text:p>
          </table:table-cell>
          <table:table-cell table:style-name="Table44.A3" office:value-type="string">
            <text:p text:style-name="P7">1</text:p>
          </table:table-cell>
        </table:table-row>
        <table:table-row>
          <table:table-cell table:style-name="Table44.A2" office:value-type="string">
            <text:p text:style-name="cmd_5f_code">220, <text:span text:style-name="T2">"</text:span>CH1 DAC test failed<text:span text:style-name="T2">"</text:span></text:p>
          </table:table-cell>
          <table:table-cell table:style-name="Table44.A2" office:value-type="string">
            <text:p text:style-name="Standard">DAC on CH1 hardware is not functional. The MCU sends a reference voltage data to DAC and converts the DAC output to digital data (using ADC I_SET input) to see if the digital data is within a valid range.</text:p>
          </table:table-cell>
          <table:table-cell table:style-name="Table44.A2" office:value-type="string">
            <text:p text:style-name="P7">1</text:p>
          </table:table-cell>
        </table:table-row>
        <table:table-row>
          <table:table-cell table:style-name="Table44.A3" office:value-type="string">
            <text:p text:style-name="cmd_5f_code">230, <text:span text:style-name="T2">"</text:span>CH2 DAC test failed<text:span text:style-name="T2">"</text:span></text:p>
          </table:table-cell>
          <table:table-cell table:style-name="Table44.A3" office:value-type="string">
            <text:p text:style-name="Standard">DAC on CH2 hardware is not functional. The MCU sends a reference voltage data to DAC and converts the DAC output to digital data (using ADC I_SET input) to see if the digital data is within a valid range.</text:p>
          </table:table-cell>
          <table:table-cell table:style-name="Table44.A3" office:value-type="string">
            <text:p text:style-name="P7">1</text:p>
          </table:table-cell>
        </table:table-row>
        <table:table-row>
          <table:table-cell table:style-name="Table44.A2" office:value-type="string">
            <text:p text:style-name="cmd_5f_code">240, <text:span text:style-name="T2">"</text:span>External EEPROM test failed<text:span text:style-name="T2">"</text:span></text:p>
          </table:table-cell>
          <table:table-cell table:style-name="Table44.A2" office:value-type="string">
            <text:p text:style-name="P9">Add here description of the test</text:p>
          </table:table-cell>
          <table:table-cell table:style-name="Table44.A2" office:value-type="string">
            <text:p text:style-name="P7">1</text:p>
          </table:table-cell>
        </table:table-row>
        <table:table-row>
          <table:table-cell table:style-name="Table44.A3" office:value-type="string">
            <text:p text:style-name="cmd_5f_code">250, <text:span text:style-name="T2">"</text:span>RTC test failed<text:span text:style-name="T2">"</text:span></text:p>
          </table:table-cell>
          <table:table-cell table:style-name="Table44.A3" office:value-type="string">
            <text:p text:style-name="P9">Add here description of the test</text:p>
          </table:table-cell>
          <table:table-cell table:style-name="Table44.A3" office:value-type="string">
            <text:p text:style-name="P7">1</text:p>
          </table:table-cell>
        </table:table-row>
        <table:table-row>
          <table:table-cell table:style-name="Table44.A2" office:value-type="string">
            <text:p text:style-name="cmd_5f_code">260, <text:span text:style-name="T2">"</text:span>Ethernet test failed<text:span text:style-name="T2">"</text:span></text:p>
          </table:table-cell>
          <table:table-cell table:style-name="Table44.A2" office:value-type="string">
            <text:p text:style-name="P9">Add here description of the test</text:p>
          </table:table-cell>
          <table:table-cell table:style-name="Table44.A2" office:value-type="string">
            <text:p text:style-name="P7">1</text:p>
          </table:table-cell>
        </table:table-row>
        <table:table-row>
          <table:table-cell table:style-name="Table44.A3" office:value-type="string">
            <text:p text:style-name="P16">270, <text:span text:style-name="T2">"</text:span>CH1 TEMP sensor failure<text:span text:style-name="T2">"</text:span></text:p>
          </table:table-cell>
          <table:table-cell table:style-name="Table44.A3" office:value-type="string">
            <text:p text:style-name="P10">Temperature sensor on CH1 is set as <text:span text:style-name="T3">“</text:span>installed<text:span text:style-name="T3">”</text:span> in system profile but no frequency is detected. Possible reason for that is disconnected NTC or V/F converter is not operational.</text:p>
          </table:table-cell>
          <table:table-cell table:style-name="Table44.A3" office:value-type="string">
            <text:p text:style-name="P11">3</text:p>
          </table:table-cell>
        </table:table-row>
        <table:table-row>
          <table:table-cell table:style-name="Table44.A2" office:value-type="string">
            <text:p text:style-name="P16">271, <text:span text:style-name="T2">"</text:span>CH2 TEMP sensor failure<text:span text:style-name="T2">"</text:span></text:p>
          </table:table-cell>
          <table:table-cell table:style-name="Table44.A2" office:value-type="string">
            <text:p text:style-name="P10">Temperature sensor on CH2 is set as <text:span text:style-name="T3">“</text:span>installed<text:span text:style-name="T3">”</text:span> in system profile but no frequency is detected. Possible reason for that is disconnected NTC or V/F converter is not operational.</text:p>
          </table:table-cell>
          <table:table-cell table:style-name="Table44.A2" office:value-type="string">
            <text:p text:style-name="P11">3</text:p>
          </table:table-cell>
        </table:table-row>
        <table:table-row>
          <table:table-cell table:style-name="Table44.A3" office:value-type="string">
            <text:p text:style-name="P16">280, <text:span text:style-name="T2">"</text:span>Display test failed<text:span text:style-name="T2">"</text:span></text:p>
          </table:table-cell>
          <table:table-cell table:style-name="Table44.A3" office:value-type="string">
            <text:p text:style-name="P10">MCU failed to establish communication with the TFT display controller.</text:p>
          </table:table-cell>
          <table:table-cell table:style-name="Table44.A3" office:value-type="string">
            <text:p text:style-name="P11">3</text:p>
          </table:table-cell>
        </table:table-row>
        <table:table-row>
          <table:table-cell table:style-name="Table44.A2" office:value-type="string">
            <text:p text:style-name="P16">281, <text:span text:style-name="T2">"</text:span>Input device test failed<text:span text:style-name="T2">"</text:span></text:p>
          </table:table-cell>
          <table:table-cell table:style-name="Table44.A2" office:value-type="string">
            <text:p text:style-name="P10">MCU failed to establish communication with the TFT touch screen controller.</text:p>
          </table:table-cell>
          <table:table-cell table:style-name="Table44.A2" office:value-type="string">
            <text:p text:style-name="P11">3</text:p>
          </table:table-cell>
        </table:table-row>
      </table:table>
      <text:p text:style-name="Standard"/>
      <text:list xml:id="list1728385664" text:continue-numbering="true" text:style-name="Outline">
        <text:list-item>
          <text:list>
            <text:list-item>
              <text:h text:style-name="Heading_20_2" text:outline-level="2">Query Error [-499, -400]</text:h>
            </text:list-item>
          </text:list>
        </text:list-item>
      </text:list>
      <text:p text:style-name="Standard">An &lt;error/event number&gt; in the range [-499, -400] indicates that the output queue control of the PSU has detected a problem with the message exchange protocol described in IEEE 488.2, chapter 6. The <text:soft-page-break/>occurrence of any error in this class shall cause the query error bit (QYE, bit 2)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is true: </text:p>
      <text:list xml:id="list1603518423" text:continue-list="list955397762756123706" text:style-name="List_20_1">
        <text:list-item>
          <text:p text:style-name="List_20_1_20_Start">An attempt is being made to read data from the output queue when no output is either present or pending,</text:p>
        </text:list-item>
        <text:list-item>
          <text:p text:style-name="List_20_1_20_End">Data in the output queue has been lost. </text:p>
        </text:list-item>
      </text:list>
      <text:p text:style-name="Standard">Events that generate query errors not generate command errors, execution errors, or device-specific errors; see the other error definitions in this section.</text:p>
      <text:p text:style-name="Standard"/>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5f_header">Return string</text:p>
          </table:table-cell>
          <table:table-cell table:style-name="Table45.A1" office:value-type="string">
            <text:p text:style-name="table_5f_header">Description</text:p>
          </table:table-cell>
          <table:table-cell table:style-name="Table45.A1" office:value-type="string">
            <text:p text:style-name="table_5f_header">M</text:p>
          </table:table-cell>
        </table:table-row>
        <table:table-row>
          <table:table-cell table:style-name="Table45.A2" office:value-type="string">
            <text:p text:style-name="P16">-410, <text:span text:style-name="T2">"</text:span>Query INTERRUPTED<text:span text:style-name="T2">"</text:span></text:p>
          </table:table-cell>
          <table:table-cell table:style-name="Table45.A2" office:value-type="string">
            <text:p text:style-name="P3">A command was received which sends data to the output buffer, but the output buffer contained data from a previous command (the previous data is not overwritten). The output buffer is cleared when power has been turned off, or after a *RST command has been executed.</text:p>
          </table:table-cell>
          <table:table-cell table:style-name="Table45.A2" office:value-type="string">
            <text:p text:style-name="P4">3</text:p>
          </table:table-cell>
        </table:table-row>
        <table:table-row table:style-name="Table45.1">
          <table:table-cell table:style-name="Table45.A3" office:value-type="string">
            <text:p text:style-name="P16">-420, <text:span text:style-name="T2">"</text:span>Query UNTERMINATED<text:span text:style-name="T2">"</text:span></text:p>
          </table:table-cell>
          <table:table-cell table:style-name="Table45.A3" office:value-type="string">
            <text:p text:style-name="P3">The PSU was addressed to talk (to send data over the interface) but a command has not been received which sends data to the output buffer. For example, you may have executed an APPLy command (which does not generate data) and then attempted an ENTER statement to read data from the remote interface.</text:p>
          </table:table-cell>
          <table:table-cell table:style-name="Table45.A3" office:value-type="string">
            <text:p text:style-name="P4">3</text:p>
          </table:table-cell>
        </table:table-row>
        <table:table-row>
          <table:table-cell table:style-name="Table45.A2" office:value-type="string">
            <text:p text:style-name="P16">-430, <text:span text:style-name="T2">"</text:span>Query DEADLOCKED<text:span text:style-name="T2">"</text:span></text:p>
          </table:table-cell>
          <table:table-cell table:style-name="Table45.A2" office:value-type="string">
            <text:p text:style-name="P3">A command was received which generates too much data to fit in the output buffer and the input buffer is also full. Command execution continues but all data is lost.</text:p>
          </table:table-cell>
          <table:table-cell table:style-name="Table45.A2" office:value-type="string">
            <text:p text:style-name="P4">3</text:p>
          </table:table-cell>
        </table:table-row>
        <table:table-row table:style-name="Table45.1">
          <table:table-cell table:style-name="Table45.A3" office:value-type="string">
            <text:p text:style-name="P16">-440, <text:span text:style-name="T2">"</text:span>Query UNTERMINATED after indefinite response<text:span text:style-name="T2">"</text:span></text:p>
          </table:table-cell>
          <table:table-cell table:style-name="Table45.A3" office:value-type="string">
            <text:p text:style-name="P3">The *IDN? command must be the last query command within a command string.</text:p>
            <text:p text:style-name="P3">Example:</text:p>
            <text:p text:style-name="P18">*IDN?;:SYST:VERS?<office:annotation><dc:creator>Denis Kotlar</dc:creator><dc:date>2015-12-07T13:00:02</dc:date><text:p text:style-name="P23"><text:span text:style-name="T7">ovaj primjer nama ne vraća grešku</text:span></text:p></office:annotation></text:p>
          </table:table-cell>
          <table:table-cell table:style-name="Table45.A3" office:value-type="string">
            <text:p text:style-name="P4">3</text:p>
          </table:table-cell>
        </table:table-row>
      </table:table>
      <text:p text:style-name="P12"/>
      <text:list xml:id="list49401787" text:continue-list="list1728385664" text:style-name="Outline">
        <text:list-item>
          <text:list>
            <text:list-item>
              <text:h text:style-name="Heading_20_2" text:outline-level="2">Power On Event [-599, -500]</text:h>
            </text:list-item>
          </text:list>
        </text:list-item>
      </text:list>
      <text:p text:style-name="Standard">An &lt;error/event number&gt; in the range [-599, -500] is used to report a power on event to the event/error queue. This event occurs when the PSU detects an off to on transition. This event also sets the power on bit, (PON, bit 7) of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text:p>
      <text:p text:style-name="Standard"/>
      <table:table table:name="Table123" table:style-name="Table123">
        <table:table-column table:style-name="Table123.A"/>
        <table:table-column table:style-name="Table123.B"/>
        <table:table-column table:style-name="Table123.C"/>
        <table:table-row>
          <table:table-cell table:style-name="Table123.A1" office:value-type="string">
            <text:p text:style-name="table_5f_header">Return string</text:p>
          </table:table-cell>
          <table:table-cell table:style-name="Table123.A1" office:value-type="string">
            <text:p text:style-name="table_5f_header">Description</text:p>
          </table:table-cell>
          <table:table-cell table:style-name="Table123.A1" office:value-type="string">
            <text:p text:style-name="table_5f_header">M</text:p>
          </table:table-cell>
        </table:table-row>
        <table:table-row>
          <table:table-cell table:style-name="Table123.A2" office:value-type="string">
            <text:p text:style-name="P16">-500, <text:span text:style-name="T2">"</text:span>Power on<text:span text:style-name="T2">"</text:span></text:p>
          </table:table-cell>
          <table:table-cell table:style-name="Table123.A2" office:value-type="string">
            <text:p text:style-name="P10">The PSU has detected an off to on transition. This function is accomplished by setting power on flag to true during initialization procedure. If PSU is regularly set to Stand by that flag will be reset and -501 message will be placed into the error queue.</text:p>
          </table:table-cell>
          <table:table-cell table:style-name="Table123.A2" office:value-type="string">
            <text:p text:style-name="P11">3</text:p>
          </table:table-cell>
        </table:table-row>
        <table:table-row>
          <table:table-cell table:style-name="Table123.A2" office:value-type="string">
            <text:p text:style-name="P16">-501, <text:span text:style-name="T2">"</text:span>Stand by<text:span text:style-name="T2">"</text:span></text:p>
          </table:table-cell>
          <table:table-cell table:style-name="Table123.A2" office:value-type="string">
            <text:p text:style-name="P10">The PSU will make available this message while entering Stand by mode.</text:p>
          </table:table-cell>
          <table:table-cell table:style-name="Table123.A2" office:value-type="string">
            <text:p text:style-name="P11">3</text:p>
          </table:table-cell>
        </table:table-row>
      </table:table>
      <text:p text:style-name="Standard"/>
      <text:list xml:id="list1827949536" text:continue-numbering="true" text:style-name="Outline">
        <text:list-item>
          <text:list>
            <text:list-item>
              <text:h text:style-name="Heading_20_2" text:outline-level="2">User Request Event [-699, -600]</text:h>
            </text:list-item>
          </text:list>
        </text:list-item>
      </text:list>
      <text:p text:style-name="Standard">An &lt;error/event number&gt; in the range [-699, -600] is used when the instrument wishes to report a user request event. This event occurs when the PSU detects the activation of a user request local control. This event also sets the user request bit (URQ, bit 6) of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ext:p>
      <text:p text:style-name="Standard"/>
      <table:table table:name="Table124" table:style-name="Table124">
        <table:table-column table:style-name="Table124.A"/>
        <table:table-column table:style-name="Table124.B"/>
        <table:table-column table:style-name="Table124.C"/>
        <table:table-row>
          <table:table-cell table:style-name="Table124.A1" office:value-type="string">
            <text:p text:style-name="table_5f_header">Return string</text:p>
          </table:table-cell>
          <table:table-cell table:style-name="Table124.A1" office:value-type="string">
            <text:p text:style-name="table_5f_header">Description</text:p>
          </table:table-cell>
          <table:table-cell table:style-name="Table124.A1" office:value-type="string">
            <text:p text:style-name="table_5f_header">M</text:p>
          </table:table-cell>
        </table:table-row>
        <table:table-row>
          <table:table-cell table:style-name="Table124.A2" office:value-type="string">
            <text:p text:style-name="P16">-600, <text:span text:style-name="T2">"</text:span>User request<text:span text:style-name="T2">"</text:span></text:p>
          </table:table-cell>
          <table:table-cell table:style-name="Table124.A2" office:value-type="string">
            <text:p text:style-name="P10">The PSU has detected the activation of a user request local control. For example, a touch screen event is detected while PSU is in remote mode.</text:p>
          </table:table-cell>
          <table:table-cell table:style-name="Table124.A2" office:value-type="string">
            <text:p text:style-name="P11">3</text:p>
          </table:table-cell>
        </table:table-row>
      </table:table>
      <text:p text:style-name="Standard"><text:soft-page-break/></text:p>
      <text:list xml:id="list1903766093" text:continue-numbering="true" text:style-name="Outline">
        <text:list-item>
          <text:list>
            <text:list-item>
              <text:h text:style-name="Heading_20_2" text:outline-level="2">Operation Complete Event [-899,-800] </text:h>
            </text:list-item>
          </text:list>
        </text:list-item>
      </text:list>
      <text:p text:style-name="Standard">An &lt;error/event number&gt; in the range [-899,-800] is used when the PSU wishes to report a 488.2 operation complete event to the error/event queue. This event occurs when PSU’s synchronization protocol, having been enabled by an *OPC command, completes all selected pending operations. This protocol is described in IEEE 488.2, section 12.5.2. This event also sets the operation complete bit (OPC, bit 0) of the Standard Event Status Register. </text:p>
      <text:p text:style-name="Standard"/>
      <text:p text:style-name="note">*OPC? does not set bit 0 nor does it enter any event in the error/event queue. </text:p>
      <text:p text:style-name="Standard"/>
      <table:table table:name="Table146" table:style-name="Table146">
        <table:table-column table:style-name="Table146.A"/>
        <table:table-column table:style-name="Table146.B"/>
        <table:table-column table:style-name="Table146.C"/>
        <table:table-row>
          <table:table-cell table:style-name="Table146.A1" office:value-type="string">
            <text:p text:style-name="table_5f_header">Return string</text:p>
          </table:table-cell>
          <table:table-cell table:style-name="Table146.A1" office:value-type="string">
            <text:p text:style-name="table_5f_header">Description</text:p>
          </table:table-cell>
          <table:table-cell table:style-name="Table146.A1" office:value-type="string">
            <text:p text:style-name="table_5f_header">M</text:p>
          </table:table-cell>
        </table:table-row>
        <table:table-row>
          <table:table-cell table:style-name="Table146.A2" office:value-type="string">
            <text:p text:style-name="P16">-800, "Operation complete"</text:p>
          </table:table-cell>
          <table:table-cell table:style-name="Table146.A2" office:value-type="string">
            <text:p text:style-name="P10">The instrument has completed all selected pending operations in accordance with the IEEE 488.2, 12.5.2 synchronization protocol.</text:p>
          </table:table-cell>
          <table:table-cell table:style-name="Table146.A2" office:value-type="string">
            <text:p text:style-name="P11">3</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7. Error messages</dc:title>
    <meta:document-statistic meta:table-count="8" meta:image-count="0" meta:object-count="0" meta:page-count="8" meta:paragraph-count="368" meta:word-count="3157" meta:character-count="18535"/>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